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3.5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erif" officeooo:rsid="001d9017" officeooo:paragraph-rsid="001d9017"/>
    </style:style>
    <style:style style:name="P2" style:family="paragraph" style:parent-style-name="Standard">
      <style:text-properties style:font-name="DejaVu Serif" officeooo:paragraph-rsid="001d9017"/>
    </style:style>
    <style:style style:name="P3" style:family="paragraph" style:parent-style-name="Standard">
      <style:text-properties officeooo:paragraph-rsid="001d9017"/>
    </style:style>
    <style:style style:name="P4" style:family="paragraph" style:parent-style-name="Table_20_Contents">
      <style:text-properties style:font-name="DejaVu Serif"/>
    </style:style>
    <style:style style:name="P5" style:family="paragraph" style:parent-style-name="Table_20_Contents">
      <style:text-properties style:font-name="DejaVu Serif" officeooo:rsid="001d9017" officeooo:paragraph-rsid="001d9017"/>
    </style:style>
    <style:style style:name="P6" style:family="paragraph" style:parent-style-name="Table_20_Contents">
      <style:text-properties style:font-name="DejaVu Serif" officeooo:rsid="001eec4d" officeooo:paragraph-rsid="001eec4d"/>
    </style:style>
    <style:style style:name="P7" style:family="paragraph" style:parent-style-name="Table_20_Contents">
      <style:text-properties officeooo:paragraph-rsid="001d9017"/>
    </style:style>
    <style:style style:name="P8" style:family="paragraph" style:parent-style-name="Table_20_Contents">
      <style:text-properties officeooo:rsid="001eec4d" officeooo:paragraph-rsid="001eec4d"/>
    </style:style>
    <style:style style:name="T1" style:family="text">
      <style:text-properties officeooo:rsid="001d9017"/>
    </style:style>
    <style:style style:name="T2" style:family="text">
      <style:text-properties style:font-name="DejaVu Serif"/>
    </style:style>
    <style:style style:name="T3" style:family="text">
      <style:text-properties style:font-name="DejaVu Serif" officeooo:rsid="001d901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d9017" style:font-style-asian="italic" style:font-style-complex="italic"/>
    </style:style>
    <style:style style:name="T6" style:family="text">
      <style:text-properties fo:color="#c9211e"/>
    </style:style>
    <style:style style:name="T7" style:family="text">
      <style:text-properties officeooo:rsid="001eec4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ser Stories</text:p>
      <text:p text:style-name="P1"/>
      <text:p text:style-name="P1">Rolle: <text:span text:style-name="T4">Benutzer</text:span></text:p>
      <text:p text:style-name="P3"><text:span text:style-name="T3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380373464128">
          <table:table-cell table:style-name="Table1.A1" office:value-type="string">
            <text:p text:style-name="P5">#</text:p>
          </table:table-cell>
          <table:table-cell table:style-name="Table1.A1" office:value-type="string">
            <text:p text:style-name="P5">User Story</text:p>
          </table:table-cell>
          <table:table-cell table:style-name="Table1.C1" office:value-type="string">
            <text:p text:style-name="P5">Akzeptanzkriterien</text:p>
          </table:table-cell>
        </table:table-row>
        <table:table-row table:style-name="TableLine94380373464128"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2"><text:span text:style-name="T1">Ich als </text:span><text:span text:style-name="T5">Benutzer</text:span><text:span text:style-name="T1">, möchte das Programm in einem Web-Browser benutzen, um keine weiteren Programme installieren zu müssen.</text:span></text:p>
          </table:table-cell>
          <table:table-cell table:style-name="Table1.C2" office:value-type="string">
            <text:p text:style-name="P5">Nach dem Öffnen der Datei “index.html” im Verzeichnis “dist”</text:p>
            <text:p text:style-name="P5">öffnet sich das Programm in einem Web-Browser und die Konfigurationsseite wird angezeigt.</text:p>
          </table:table-cell>
        </table:table-row>
        <table:table-row table:style-name="TableLine94380373464128"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Ich als <text:span text:style-name="T4">Benutzer</text:span> möchte die Simulation konfigurieren können, um verschiedene Bedingungen zu testen.</text:p>
          </table:table-cell>
          <table:table-cell table:style-name="Table1.C2" office:value-type="string">
            <text:p text:style-name="P7"><text:span text:style-name="T3">Werte in entsprechenden Grenzen Zahlen, Buchstaben</text:span></text:p>
          </table:table-cell>
        </table:table-row>
        <table:table-row table:style-name="TableLine94380373464128"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Ich als <text:span text:style-name="T4">Benutzer</text:span> möchte die Werte auf die Ausgangswerte zurücksetzen können, um <text:span text:style-name="T6">???</text:span></text:p>
          </table:table-cell>
          <table:table-cell table:style-name="Table1.C2" office:value-type="string">
            <text:p text:style-name="P7"><text:span text:style-name="T3">Die Schaltfläche für Zurücksetzen löscht alle Werte der Eingabefelder und es erscheinen die Platzhalterwerte (Standardwerte).</text:span></text:p>
          </table:table-cell>
        </table:table-row>
        <table:table-row table:style-name="TableLine94380373464128"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Ich als <text:span text:style-name="T4">Benutzer</text:span> möchte auf fehlerhafte Eingaben hingewiesen werden, um keine falschen <text:span text:style-name="T7">Ergebnisse bzw. falsches Verhalten der Simulation zu erzeugen.</text:span></text:p>
          </table:table-cell>
          <table:table-cell table:style-name="Table1.C2" office:value-type="string">
            <text:p text:style-name="P5">Fehlermeldungen bei falschen Werten werden durch Neufärbung (orange) der Schrift im entsprechenden Eingabefeld gekennzeichnet.</text:p>
            <text:p text:style-name="P7"><text:span text:style-name="T3">Solange Fehler angezeigt werden, kann die Konfiguration nicht abgeschlossen werden.</text:span></text:p>
            <text:p text:style-name="P8"><text:span text:style-name="T3">B</text:span><text:span text:style-name="T2">ei korrekten Eingaben leitet das Programm auf die Simulationsseite um.</text:span></text:p>
          </table:table-cell>
        </table:table-row>
        <table:table-row table:style-name="TableLine94380373464128"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4"/>
          </table:table-cell>
        </table:table-row>
        <table:table-row table:style-name="TableLine94380373464128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 table:style-name="TableLine94380373464128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 table:style-name="TableLine94380373464128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 table:style-name="TableLine94380373464128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 table:style-name="TableLine94380373464128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 table:style-name="TableLine94380373464128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 table:style-name="TableLine94380373464128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0T23:01:47.296463783</meta:creation-date>
    <dc:date>2023-01-10T23:40:56.804277650</dc:date>
    <meta:editing-duration>PT13M19S</meta:editing-duration>
    <meta:editing-cycles>1</meta:editing-cycles>
    <meta:document-statistic meta:table-count="1" meta:image-count="0" meta:object-count="0" meta:page-count="1" meta:paragraph-count="21" meta:word-count="152" meta:character-count="1116" meta:non-whitespace-character-count="985"/>
    <meta:generator>LibreOffice/6.4.7.2$Linux_X86_64 LibreOffice_project/40$Build-2</meta:generator>
  </office:meta>
</office:document-meta>
</file>